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uxi Serif1" fo:font-size="16pt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0.0138in solid #000000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1" svg:x="7.8102in" svg:y="7.5508in" svg:width="2.6902in" draw:z-index="0">
        <draw:text-box fo:min-height="0.5228in">
          <text:p text:style-name="P1"/>
        </draw:text-box>
      </draw:frame>
      <draw:frame draw:style-name="fr2" draw:name="Frame1" text:anchor-type="page" text:anchor-page-number="1" svg:x="0.5in" svg:y="7.55in" svg:width="7.3835in" draw:z-index="1">
        <draw:text-box fo:min-height="0.5228in">
          <text:p text:style-name="P2"><text:span text:style-name="T1"><text:tab/><text:tab/>acm</text:span>.jhu.edu<text:tab/>|<text:tab/><text:span text:style-name="T1">blogs</text:span>.jhu.edu<text:tab/>|<text:tab/><text:span text:style-name="T1">wiki</text:span>.jhu.edu</text:p>
        </draw:text-box>
      </draw:fram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fo:text-shadow="1pt 1pt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4pt" fo:font-style="italic" fo:font-weight="bold" style:font-size-asian="24pt" style:font-style-asian="italic" style:font-weight-asian="normal" style:font-size-complex="24pt" style:font-style-complex="italic" style:font-weight-complex="bold"/>
    </style:style>
    <style:style style:name="T1" style:family="text">
      <style:text-properties style:font-name="Luxi Serif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Luxi Serif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Luxi Serif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font-name="Luxi Serif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style style:name="T6" style:family="text" style:parent-style-name="Strong_20_Emphasis">
      <style:text-properties fo:color="#000000" style:text-outline="false" style:font-name="Luxi Sans" fo:font-size="24pt" fo:font-style="normal" fo:text-shadow="none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:30</text:span><text:span text:style-name="T2">PM | </text:span><text:span text:style-name="T4">Shaffed</text:span><text:span text:style-name="T2"> </text:span><text:span text:style-name="T3">300</text:span></text:p>
        <text:p text:style-name="P2"><text:span text:style-name="T5">March 9, 2006</text:span></text:p>
        <text:p text:style-name="P2"><text:span text:style-name="T6"/></text:p>
        <text:p text:style-name="P2"><text:span text:style-name="T6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04-07T16:54:34</meta:creation-date>
    <dc:date>2006-03-07T23:16:12</dc:date>
    <meta:print-date>2005-10-30T14:00:56</meta:print-date>
    <dc:language>en-US</dc:language>
    <meta:editing-cycles>155</meta:editing-cycles>
    <meta:editing-duration>P3DT19H18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0" meta:character-count="86"/>
  </office:meta>
</office:document-meta>
</file>